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ab98"/>
    </style:style>
    <style:style style:name="P2" style:family="paragraph" style:parent-style-name="Standard">
      <style:text-properties officeooo:paragraph-rsid="00039617"/>
    </style:style>
    <style:style style:name="P3" style:family="paragraph" style:parent-style-name="Standard">
      <style:text-properties officeooo:paragraph-rsid="00048991"/>
    </style:style>
    <style:style style:name="P4" style:family="paragraph" style:parent-style-name="Standard">
      <style:text-properties officeooo:paragraph-rsid="00073d9e"/>
    </style:style>
    <style:style style:name="P5" style:family="paragraph" style:parent-style-name="Standard">
      <style:text-properties officeooo:rsid="0009185a" officeooo:paragraph-rsid="0009185a"/>
    </style:style>
    <style:style style:name="P6" style:family="paragraph" style:parent-style-name="Standard">
      <style:paragraph-properties style:writing-mode="lr-tb"/>
      <style:text-properties officeooo:rsid="0009185a" officeooo:paragraph-rsid="0009185a"/>
    </style:style>
    <style:style style:name="P7" style:family="paragraph" style:parent-style-name="Standard">
      <style:text-properties officeooo:paragraph-rsid="0009185a"/>
    </style:style>
    <style:style style:name="P8" style:family="paragraph" style:parent-style-name="Standard">
      <style:text-properties officeooo:rsid="00092343" officeooo:paragraph-rsid="00092343"/>
    </style:style>
    <style:style style:name="P9" style:family="paragraph" style:parent-style-name="Standard">
      <style:text-properties officeooo:rsid="000b0a9e" officeooo:paragraph-rsid="000b0a9e"/>
    </style:style>
    <style:style style:name="P10" style:family="paragraph" style:parent-style-name="Standard">
      <style:paragraph-properties style:writing-mode="lr-tb"/>
      <style:text-properties officeooo:rsid="000b0a9e" officeooo:paragraph-rsid="000b0a9e"/>
    </style:style>
    <style:style style:name="P11" style:family="paragraph" style:parent-style-name="Standard">
      <style:text-properties officeooo:rsid="000c1dcd" officeooo:paragraph-rsid="000c1dcd"/>
    </style:style>
    <style:style style:name="P12" style:family="paragraph" style:parent-style-name="Standard">
      <style:text-properties officeooo:rsid="000c7959" officeooo:paragraph-rsid="000c7959"/>
    </style:style>
    <style:style style:name="P13" style:family="paragraph" style:parent-style-name="Standard">
      <style:text-properties officeooo:rsid="000dcb70" officeooo:paragraph-rsid="000dcb70"/>
    </style:style>
    <style:style style:name="P14" style:family="paragraph" style:parent-style-name="Standard">
      <style:text-properties officeooo:rsid="000f3d9b" officeooo:paragraph-rsid="000f3d9b"/>
    </style:style>
    <style:style style:name="P15" style:family="paragraph" style:parent-style-name="Standard">
      <style:text-properties officeooo:rsid="001081f0" officeooo:paragraph-rsid="001081f0"/>
    </style:style>
    <style:style style:name="P16" style:family="paragraph" style:parent-style-name="Standard">
      <style:text-properties officeooo:rsid="00124702" officeooo:paragraph-rsid="00124702"/>
    </style:style>
    <style:style style:name="P17" style:family="paragraph" style:parent-style-name="Standard">
      <style:text-properties officeooo:rsid="00124702" officeooo:paragraph-rsid="00126137"/>
    </style:style>
    <style:style style:name="P18" style:family="paragraph" style:parent-style-name="Standard">
      <style:text-properties officeooo:rsid="00126137" officeooo:paragraph-rsid="00126137"/>
    </style:style>
    <style:style style:name="P19" style:family="paragraph" style:parent-style-name="Standard">
      <style:text-properties officeooo:rsid="0016e8bd" officeooo:paragraph-rsid="0016e8bd"/>
    </style:style>
    <style:style style:name="P20" style:family="paragraph" style:parent-style-name="Standard">
      <style:text-properties officeooo:rsid="0019ea03" officeooo:paragraph-rsid="0019ea03"/>
    </style:style>
    <style:style style:name="P21" style:family="paragraph" style:parent-style-name="Standard">
      <style:text-properties officeooo:rsid="001bcd52" officeooo:paragraph-rsid="001bcd52"/>
    </style:style>
    <style:style style:name="P22" style:family="paragraph" style:parent-style-name="Standard">
      <style:text-properties officeooo:paragraph-rsid="001f76d9"/>
    </style:style>
    <style:style style:name="P23" style:family="paragraph" style:parent-style-name="Standard">
      <style:text-properties officeooo:paragraph-rsid="00210f1b"/>
    </style:style>
    <style:style style:name="P24" style:family="paragraph" style:parent-style-name="Standard">
      <style:paragraph-properties style:writing-mode="lr-tb"/>
      <style:text-properties officeooo:rsid="000dcb70" officeooo:paragraph-rsid="000dcb70"/>
    </style:style>
    <style:style style:name="P25" style:family="paragraph" style:parent-style-name="Standard">
      <style:text-properties officeooo:rsid="000c7959" officeooo:paragraph-rsid="00375bc6"/>
    </style:style>
    <style:style style:name="P26" style:family="paragraph" style:parent-style-name="Standard">
      <style:text-properties officeooo:rsid="000f3d9b" officeooo:paragraph-rsid="000f3d9b"/>
    </style:style>
    <style:style style:name="T1" style:family="text">
      <style:text-properties officeooo:rsid="0002ab98"/>
    </style:style>
    <style:style style:name="T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loext:opacity="100%" style:font-name="Noto Sans Mono" fo:font-size="10pt" fo:font-style="normal" fo:font-weight="normal" style:font-size-asian="10pt" style:font-style-asian="normal" style:font-weight-asian="normal"/>
    </style:style>
    <style:style style:name="T4" style:family="text">
      <style:text-properties officeooo:rsid="00048991"/>
    </style:style>
    <style:style style:name="T5" style:family="text">
      <style:text-properties officeooo:rsid="00073d9e"/>
    </style:style>
    <style:style style:name="T6" style:family="text">
      <style:text-properties officeooo:rsid="0009185a"/>
    </style:style>
    <style:style style:name="T7" style:family="text">
      <style:text-properties officeooo:rsid="00092343"/>
    </style:style>
    <style:style style:name="T8" style:family="text">
      <style:text-properties officeooo:rsid="000b0a9e"/>
    </style:style>
    <style:style style:name="T9" style:family="text">
      <style:text-properties officeooo:rsid="000c1dcd"/>
    </style:style>
    <style:style style:name="T10" style:family="text">
      <style:text-properties officeooo:rsid="000c7959"/>
    </style:style>
    <style:style style:name="T11" style:family="text">
      <style:text-properties officeooo:rsid="000dcb70"/>
    </style:style>
    <style:style style:name="T12" style:family="text">
      <style:text-properties officeooo:rsid="000f3d9b"/>
    </style:style>
    <style:style style:name="T13" style:family="text">
      <style:text-properties officeooo:rsid="000ff53a"/>
    </style:style>
    <style:style style:name="T14" style:family="text">
      <style:text-properties officeooo:rsid="001081f0"/>
    </style:style>
    <style:style style:name="T15" style:family="text">
      <style:text-properties officeooo:rsid="00124702"/>
    </style:style>
    <style:style style:name="T16" style:family="text">
      <style:text-properties officeooo:rsid="00126137"/>
    </style:style>
    <style:style style:name="T17" style:family="text">
      <style:text-properties officeooo:rsid="00184479"/>
    </style:style>
    <style:style style:name="T18" style:family="text">
      <style:text-properties officeooo:rsid="00185816"/>
    </style:style>
    <style:style style:name="T19" style:family="text">
      <style:text-properties officeooo:rsid="001f76d9"/>
    </style:style>
    <style:style style:name="T20" style:family="text">
      <style:text-properties officeooo:rsid="001fdfe8"/>
    </style:style>
    <style:style style:name="T21" style:family="text">
      <style:text-properties officeooo:rsid="00210f1b"/>
    </style:style>
    <style:style style:name="T22" style:family="text">
      <style:text-properties officeooo:rsid="002265a1"/>
    </style:style>
    <style:style style:name="T23" style:family="text">
      <style:text-properties officeooo:rsid="0024e8f0"/>
    </style:style>
    <style:style style:name="T24" style:family="text">
      <style:text-properties officeooo:rsid="0025ca29"/>
    </style:style>
    <style:style style:name="T25" style:family="text">
      <style:text-properties officeooo:rsid="00272d57"/>
    </style:style>
    <style:style style:name="T26" style:family="text">
      <style:text-properties officeooo:rsid="00274b1d"/>
    </style:style>
    <style:style style:name="T27" style:family="text">
      <style:text-properties officeooo:rsid="0028740d"/>
    </style:style>
    <style:style style:name="T28" style:family="text">
      <style:text-properties officeooo:rsid="0029d5c5"/>
    </style:style>
    <style:style style:name="T29" style:family="text">
      <style:text-properties officeooo:rsid="002b4b2a"/>
    </style:style>
    <style:style style:name="T30" style:family="text">
      <style:text-properties officeooo:rsid="002bd2da"/>
    </style:style>
    <style:style style:name="T31" style:family="text">
      <style:text-properties officeooo:rsid="002c2b26"/>
    </style:style>
    <style:style style:name="T32" style:family="text">
      <style:text-properties officeooo:rsid="002d3b7d"/>
    </style:style>
    <style:style style:name="T33" style:family="text">
      <style:text-properties officeooo:rsid="002e80eb"/>
    </style:style>
    <style:style style:name="T34" style:family="text">
      <style:text-properties officeooo:rsid="002f417d"/>
    </style:style>
    <style:style style:name="T35" style:family="text">
      <style:text-properties officeooo:rsid="003042fa"/>
    </style:style>
    <style:style style:name="T36" style:family="text">
      <style:text-properties officeooo:rsid="00308370"/>
    </style:style>
    <style:style style:name="T37" style:family="text">
      <style:text-properties officeooo:rsid="0032ca9d"/>
    </style:style>
    <style:style style:name="T38" style:family="text">
      <style:text-properties officeooo:rsid="00346e51"/>
    </style:style>
    <style:style style:name="T39" style:family="text">
      <style:text-properties officeooo:rsid="0034b3dc"/>
    </style:style>
    <style:style style:name="T40" style:family="text">
      <style:text-properties officeooo:rsid="00365997"/>
    </style:style>
    <style:style style:name="T41" style:family="text">
      <style:text-properties officeooo:rsid="00375bc6"/>
    </style:style>
    <style:style style:name="T42" style:family="text">
      <style:text-properties officeooo:rsid="000dcb70" fo:background-color="#ffff00" loext:char-shading-value="0"/>
    </style:style>
    <style:style style:name="T43" style:family="text">
      <style:text-properties officeooo:rsid="00375bc6" fo:background-color="#ffff00" loext:char-shading-value="0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388374"/>
    </style:style>
    <style:style style:name="T46" style:family="text">
      <style:text-properties officeooo:rsid="0039eb04"/>
    </style:style>
    <style:style style:name="T47" style:family="text">
      <style:text-properties officeooo:rsid="003ad22c"/>
    </style:style>
    <style:style style:name="T48" style:family="text">
      <style:text-properties officeooo:rsid="003b867e"/>
    </style:style>
    <style:style style:name="T49" style:family="text">
      <style:text-properties officeooo:rsid="003ed126"/>
    </style:style>
    <style:style style:name="T50" style:family="text">
      <style:text-properties officeooo:rsid="004056ef"/>
    </style:style>
    <style:style style:name="T51" style:family="text">
      <style:text-properties officeooo:rsid="00412f14"/>
    </style:style>
    <style:style style:name="T52" style:family="text">
      <style:text-properties officeooo:rsid="004488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Первичные и вторичные суффиксы</text:p>
      <text:p text:style-name="P19"/>
      <text:p text:style-name="P19">Первичные – <text:span text:style-name="T17">добавляются </text:span>к корню. Они всегда доба<text:span text:style-name="T18">в</text:span>ляются к какой-нибудь ступени корня.</text:p>
      <text:p text:style-name="P19"/>
      <text:p text:style-name="P20">А – делает мужской род</text:p>
      <text:p text:style-name="P21">ana – (чт-ение, поним-ание) – обычно средний род, иногда женский</text:p>
      <text:p text:style-name="P21">tra- (инструмент, ср. Русский -ло, мерило, творило) – к нему tr - деятель </text:p>
      <text:p text:style-name="P21">tva/ta – идентичные (-тво - волшебство)</text:p>
      <text:p text:style-name="P19"/>
      <text:p text:style-name="Standard"/>
      <text:p text:style-name="Standard">1) The following nouns and adjectives are all derived from verbal roots or nominal stems that you</text:p>
      <text:p text:style-name="Standard">have already encountered. Identify the basis of each and make an educated guess what the giv-</text:p>
      <text:p text:style-name="Standard">en word could mean. (This will not always be entirely clear, yet if one encounters such words</text:p>
      <text:p text:style-name="Standard">in a text, the context will provide further clues.) Note how different noun formations from the</text:p>
      <text:p text:style-name="Standard">same root may have greatly overlapping meanings.</text:p>
      <text:p text:style-name="Standard"/>
      <text:p text:style-name="Standard">१) पापत्व- (n.) <text:span text:style-name="T1">греховность</text:span></text:p>
      <text:p text:style-name="P22">२) भव-, भाव- (m.) <text:span text:style-name="T1">бытие <text:s/>- भाव </text:span><text:span text:style-name="T19">(каузативная основа) заставление быть, культивация состояния(медитация)</text:span></text:p>
      <text:p text:style-name="Standard">३) पतन- (n.) <text:span text:style-name="T1">полёт, падение</text:span></text:p>
      <text:p text:style-name="P1">४) पात- (m.) <text:span text:style-name="T20">полёт, падение, или </text:span><text:s/><text:span text:style-name="T20">(каузатив) роняние</text:span></text:p>
      <text:p text:style-name="Standard">५) <text:bookmark-start text:name="__DdeLink__5316_1784023470"/>नन्दन<text:bookmark-end text:name="__DdeLink__5316_1784023470"/>- (Adj) - <text:span text:style-name="T1">счастье</text:span></text:p>
      <text:p text:style-name="Standard">६) द्रव- (Adj) - <text:span text:style-name="T1">бег</text:span></text:p>
      <text:p text:style-name="Standard">७) कन्यात्व- (n.) -<text:span text:style-name="T1">девичество</text:span></text:p>
      <text:p text:style-name="Standard">८) भर-, भार- (m.) - <text:span text:style-name="T1">ноша</text:span></text:p>
      <text:p text:style-name="Standard">९) नेत्र- (n.) - <text:span text:style-name="T1">глаз, </text:span><text:span text:style-name="T20">водило</text:span></text:p>
      <text:p text:style-name="Standard">१०) वाद- (m.) - <text:span text:style-name="T1">речь, разговор, </text:span><text:span text:style-name="T20">доктрина</text:span></text:p>
      <text:p text:style-name="Standard">११) चिन्तन- (n.) - <text:span text:style-name="T1">беспокойство, </text:span><text:span text:style-name="T20">мышление, думание</text:span></text:p>
      <text:p text:style-name="Standard">१२) सुखत्व- (n.) - <text:span text:style-name="T1">счастье</text:span></text:p>
      <text:p text:style-name="P23">१३) <text:bookmark-start text:name="__DdeLink__5322_1784023470"/>पात<text:bookmark-end text:name="__DdeLink__5322_1784023470"/>न- (n.) - <text:span text:style-name="T1">полёт, падение, </text:span><text:span text:style-name="T20">или </text:span><text:span text:style-name="T1"><text:s/></text:span><text:span text:style-name="T20">(каузатив) роняние</text:span></text:p>
      <text:p text:style-name="Standard">१४) नयन- (n.) - <text:span text:style-name="T1">поведение, </text:span><text:span text:style-name="T21">ведение</text:span></text:p>
      <text:p text:style-name="Standard">१५) चर- (Adj) – <text:span text:style-name="T1">двигающийся, </text:span><text:span text:style-name="T21">поступающий</text:span></text:p>
      <text:p text:style-name="Standard">१६) प्रियत्व- (n.) - <text:span text:style-name="T1">любезность</text:span></text:p>
      <text:p text:style-name="Standard">१७) जय- (m.) - <text:span text:style-name="T1">победа</text:span></text:p>
      <text:p text:style-name="Standard">१८) वदन- (n.) - <text:span text:style-name="T1">разговор</text:span></text:p>
      <text:p text:style-name="Standard">१९) वर्धन- (Adj) – <text:span text:style-name="T1">рост, развитие</text:span></text:p>
      <text:p text:style-name="Standard">२०) <text:bookmark-start text:name="__DdeLink__5334_1784023470"/>पालन<text:bookmark-end text:name="__DdeLink__5334_1784023470"/>- (n.) - <text:span text:style-name="T1">защита, забота</text:span></text:p>
      <text:p text:style-name="Standard">२१) <text:bookmark-start text:name="__DdeLink__5336_1784023470"/>आनयन<text:bookmark-end text:name="__DdeLink__5336_1784023470"/>- (n.) - <text:span text:style-name="T1">привидение</text:span></text:p>
      <text:p text:style-name="Standard">२२) पुरुषत्व- (n.) - <text:span text:style-name="T1">мужественность</text:span></text:p>
      <text:p text:style-name="Standard">२३) गमन- (Adj) - <text:span text:style-name="T1">движение</text:span></text:p>
      <text:p text:style-name="P2">२४) दर्शन- (n.) <text:span text:style-name="T3">- </text:span><text:span text:style-name="T1">вид, </text:span><text:span text:style-name="T21">видение, </text:span><text:span text:style-name="T22">рассмотрение</text:span></text:p>
      <text:p text:style-name="Standard"/>
      <text:p text:style-name="Standard">2) Make an educated guess about the meaning of the following vṛddhi derivatives (which is not</text:p>
      <text:p text:style-name="Standard">always wholly predictable). If you want to, cover the column containing the ­derivatives, look at</text:p>
      <text:p text:style-name="Standard">the basic form on the left and guess what the vṛddhied forms might look like.</text:p>
      <text:p text:style-name="Standard"/>
      <text:p text:style-name="Standard">a) सुहृद<text:span text:style-name="T4">् </text:span>‘friend’; सौहार्द- (n.) = <text:span text:style-name="T4">дружба</text:span></text:p>
      <text:p text:style-name="Standard">b) गुरु- ‘heavy’; गौरव- (n.) = <text:span text:style-name="T4">тяжесть</text:span></text:p>
      <text:p text:style-name="Standard"><text:soft-page-break/>c) लोल- ‘greedy, covetous, restless’; लौल्य- (n.) = <text:span text:style-name="T4">жадность</text:span></text:p>
      <text:p text:style-name="Standard">d) लोक- ‘world’; लौक्य- (Adj) = <text:span text:style-name="T4">мирской</text:span></text:p>
      <text:p text:style-name="Standard">e) उदार-‘high, noble’; औदार्य- (n.) = <text:span text:style-name="T4">знатность, </text:span><text:span text:style-name="T23">благородство</text:span></text:p>
      <text:p text:style-name="Standard">f) एक- ‘one’; ऐक्य- (Adj) = <text:span text:style-name="T4">единый, единственный, </text:span><text:span text:style-name="T24">одинокий</text:span></text:p>
      <text:p text:style-name="Standard">g) दरिद्र- ‘poor’; दारिद्र्य- (dāridrya-) (n.) = <text:span text:style-name="T4">бедность</text:span></text:p>
      <text:p text:style-name="Standard">h) दूत- ‘messenger’; दौत्य- (n.) = <text:span text:style-name="T4">весть, </text:span><text:span text:style-name="T24">миссия, </text:span></text:p>
      <text:p text:style-name="Standard">i) पुरुश- ‘man’; पौरुश- (n.) = <text:span text:style-name="T4">мужественность</text:span></text:p>
      <text:p text:style-name="P3">j) युवन्- ‘young’; यौवन- (n.) = <text:span text:style-name="T5">юность</text:span></text:p>
      <text:p text:style-name="P4">k) सुभग- ‘lucky, blessed’; सौभाग्य- (n.) = <text:span text:style-name="T5">удача</text:span></text:p>
      <text:p text:style-name="Standard">l) कवि- ‘poet’; काव्य- (n.) = <text:span text:style-name="T5">стихотворение, поэзия</text:span></text:p>
      <text:p text:style-name="Standard">m) क्षुर- ‘sharp knife, razor’; क्षौर- (n.) = <text:span text:style-name="T5">резкость, </text:span><text:span text:style-name="T24">ост</text:span><text:span text:style-name="T25">рота</text:span></text:p>
      <text:p text:style-name="Standard">n) केवल- ‘alone, sole’; कैवल्य- (n.) = <text:span text:style-name="T6">одиночество, </text:span><text:span text:style-name="T25">обособл</text:span><text:span text:style-name="T26">е</text:span><text:span text:style-name="T25">нность</text:span></text:p>
      <text:p text:style-name="Standard"/>
      <text:p text:style-name="Standard">3) Translate into English.</text:p>
      <text:p text:style-name="Standard"/>
      <text:p text:style-name="Standard">१) जीवित<text:span text:style-name="T6">म्</text:span> सुख<text:span text:style-name="T6">म्</text:span> भवे<text:span text:style-name="T6">त् ज</text:span>रा च न द<text:span text:style-name="T6">ुः</text:span>खा ।</text:p>
      <text:p text:style-name="P5">Пусть будет жизнь счаст<text:span text:style-name="T28">ливой</text:span>, а старость не будет му<text:span text:style-name="T27">чительной</text:span>.</text:p>
      <text:p text:style-name="Standard">२) देवाना<text:span text:style-name="T6">म्</text:span> दर्शन<text:span text:style-name="T6">म्</text:span> जनान<text:span text:style-name="T6">्</text:span> <text:span text:style-name="T6">अ</text:span>नन्दयत् ।</text:p>
      <text:p text:style-name="P5">Богов <text:span text:style-name="T29">лицезрение</text:span> людей восхитил.</text:p>
      <text:p text:style-name="Standard">३) <text:bookmark-start text:name="__DdeLink__5360_1784023470"/>शोभ<text:bookmark-end text:name="__DdeLink__5360_1784023470"/>नायाः कन्याया<text:span text:style-name="T6">ः</text:span> मुख<text:span text:style-name="T6">म्</text:span> दृष्ट्वा कुमारः सुखेन <text:span text:style-name="T6">अ</text:span>स्मयत् ।</text:p>
      <text:p text:style-name="P7"><text:span text:style-name="T6">Красив</text:span><text:span text:style-name="T30">ой</text:span><text:span text:style-name="T6">(</text:span><text:span text:style-name="T2">√</text:span><text:span text:style-name="T3">शुभ्</text:span><text:span text:style-name="T6">) девушки лицо увидев, уноша счастливо улыбнулся.</text:span></text:p>
      <text:p text:style-name="Standard">४) <text:span text:style-name="T6">विप्रियाः</text:span> नगरे वसन्त<text:span text:style-name="T6">ि</text:span> <text:span text:style-name="T6">इति</text:span> चिन्तयित्वा कुमारौ वने <text:bookmark-start text:name="__DdeLink__5397_1784023470"/>वस्तु<text:bookmark-end text:name="__DdeLink__5397_1784023470"/><text:span text:style-name="T6">म्</text:span> <text:span text:style-name="T6">ऐ</text:span>च्छताम् ।</text:p>
      <text:p text:style-name="P6">Неприятные(люди) в городе живут, так подумав, два юноши в лесу <text:span text:style-name="T31">обитание</text:span> захотели.</text:p>
      <text:p text:style-name="Standard">५) नरस्य काम<text:span text:style-name="T7">ः</text:span> नारीम<text:span text:style-name="T33">्</text:span> <text:span text:style-name="T7">अ</text:span><text:bookmark-start text:name="__DdeLink__5404_1784023470"/>नन्द<text:bookmark-end text:name="__DdeLink__5404_1784023470"/>यत् ।</text:p>
      <text:p text:style-name="P8">Мужчины желание женщину <text:span text:style-name="T32">радовало</text:span>.</text:p>
      <text:p text:style-name="Standard">६) मित्र <text:bookmark-start text:name="__DdeLink__6125_1784023470"/>बाला<text:bookmark-end text:name="__DdeLink__6125_1784023470"/><text:span text:style-name="T8">न्</text:span> <text:s/><text:span text:style-name="T8">क्रोधात् शोकत् च </text:span>पालयेः ।</text:p>
      <text:p text:style-name="P10">О друг, детей от гнева и горя да защити.</text:p>
      <text:p text:style-name="Standard">७) मित्र बाला<text:span text:style-name="T8">न्</text:span> <text:s/><text:span text:style-name="T8">क्रोध-</text:span>शोकाभ्या<text:span text:style-name="T8">म्</text:span> पालयेः ।</text:p>
      <text:p text:style-name="P10">О друг, детей от гнева и горя да защити.</text:p>
      <text:p text:style-name="Standard">८) जना<text:span text:style-name="T8">न् व</text:span>चनै<text:span text:style-name="T8">ः बोधयित्वा</text:span> बुद्ध<text:span text:style-name="T8">ः</text:span> वने गत्वा सुखा<text:span text:style-name="T8">ः</text:span> <text:span text:style-name="T8">भवेयुः इति अचिन्तयत</text:span><text:span text:style-name="T34">्</text:span> ।</text:p>
      <text:p text:style-name="P10">Людей словами просветив, Будда в лес уйдя – cчастливы будте – так думал.</text:p>
      <text:p text:style-name="Standard">९) बालाया<text:span text:style-name="T8">ः</text:span> दानानि <text:bookmark-start text:name="__DdeLink__6139_1784023470"/>शोभ<text:bookmark-end text:name="__DdeLink__6139_1784023470"/>नान<text:span text:style-name="T35">ि</text:span> <text:span text:style-name="T8">इति उ</text:span>क्त्वा नर<text:span text:style-name="T8">ः</text:span> <text:span text:style-name="T8">अ</text:span>स्मयत् ।</text:p>
      <text:p text:style-name="P9">Девочки дары прекрасны – так сказав, человек улыбнулся.</text:p>
      <text:p text:style-name="Standard">१०) मित्र चिन्ताः <text:bookmark-start text:name="__DdeLink__6149_1784023470"/>कोपः<text:bookmark-end text:name="__DdeLink__6149_1784023470"/> <text:bookmark-start text:name="__DdeLink__6151_1784023470"/>शोक<text:span text:style-name="T9">ः</text:span><text:bookmark-end text:name="__DdeLink__6151_1784023470"/><text:span text:style-name="T9"> च</text:span> हृदये न <text:span text:style-name="T9">भवेयुः इति उक्त</text:span><text:span text:style-name="T36">्</text:span><text:span text:style-name="T9">वा</text:span> नर<text:span text:style-name="T9">ः</text:span> मित्रस्य मुख<text:span text:style-name="T9">म्</text:span> दृष्ट्वा <text:span text:style-name="T9">अ</text:span>स्मयत् ।</text:p>
      <text:p text:style-name="P11">Друг, заботы, гнев и печаль в сердце(твоём) да не будут – так сказав, человек, друга лицо увидев, улыбнулся.</text:p>
      <text:p text:style-name="P11"/>
      <text:p text:style-name="P11">READINGS</text:p>
      <text:p text:style-name="P11"/>
      <text:p text:style-name="P11">सीते रामस्य दूत<text:span text:style-name="T10">ः</text:span> <text:span text:style-name="T10">अ</text:span>हं वानर<text:span text:style-name="T10">ः</text:span> मारुत-आत्मज<text:span text:style-name="T10">ः</text:span> ।</text:p>
      <text:p text:style-name="P12">О Сита, Рамы посланец я, обезьяна, сын Ветра</text:p>
      <text:p text:style-name="P11">त्व<text:span text:style-name="T10">द्-द</text:span>र्शनम<text:span text:style-name="T10">्</text:span> <text:span text:style-name="T10">अभि</text:span>प्रेप्सु<text:span text:style-name="T10">ः</text:span> <text:bookmark-start text:name="__DdeLink__6156_1784023470"/><text:span text:style-name="T10">इह</text:span><text:bookmark-end text:name="__DdeLink__6156_1784023470"/> प्राप्त<text:span text:style-name="T10">ः</text:span> विहायसा ॥</text:p>
      <text:p text:style-name="P12">твой облик жела<text:span text:style-name="T37">ющий</text:span> увидеть, сюда <text:span text:style-name="T37">по</text:span> воздух<text:span text:style-name="T37">у</text:span> прибыл</text:p>
      <text:p text:style-name="P12"/>
      <text:p text:style-name="P12">स<text:span text:style-name="T11">ः</text:span> तव <text:span text:style-name="T11">अ</text:span>दर्शनाद<text:span text:style-name="T11">्</text:span> <text:span text:style-name="T47">आ</text:span>र्ये राघवः परितप्यते ।</text:p>
      <text:p text:style-name="P13">Тот, <text:span text:style-name="T37">из-за </text:span><text:span text:style-name="T38">нелицезрения</text:span><text:span text:style-name="T37"> тебя</text:span>, <text:span text:style-name="T39">о </text:span>благородн<text:span text:style-name="T39">ая,</text:span> Рама сгорает </text:p>
      <text:p text:style-name="P12"/>
      <text:p text:style-name="P25"><text:soft-page-break/>महता ज्वलता नित्यम<text:span text:style-name="T11">्</text:span> <text:span text:style-name="T11">अ</text:span>नलेन <text:span text:style-name="T11">इ</text:span>व <text:span text:style-name="T11">अ</text:span>नलपर्वतः ॥ ४२ ॥ <text:s/><text:span text:style-name="T42">इ</text:span><text:span text:style-name="T44">व </text:span><text:span text:style-name="T43">отностится почти всегда к предыдущему слову</text:span></text:p>
      <text:p text:style-name="P24">Великим пылающим огнём <text:span text:style-name="T39">постоянно</text:span>, <text:span text:style-name="T40">как </text:span>вулкан <text:span text:style-name="T40">огнём</text:span>.</text:p>
      <text:p text:style-name="P13"/>
      <text:p text:style-name="P12">त्व<text:span text:style-name="T41">द्-कृ</text:span>ते तम<text:span text:style-name="T12">्</text:span> <text:span text:style-name="T12">अ</text:span><text:bookmark-start text:name="__DdeLink__6161_1784023470"/>निद्रा<text:bookmark-end text:name="__DdeLink__6161_1784023470"/> च शोक<text:span text:style-name="T12">ः </text:span><text:bookmark-start text:name="__DdeLink__6164_1784023470"/><text:span text:style-name="T12">चि</text:span>न्ता<text:bookmark-end text:name="__DdeLink__6164_1784023470"/> च राघवम् ।</text:p>
      <text:p text:style-name="P14">Из-за тебя <text:span text:style-name="T45">того</text:span> бессоница печаль и волнение, потомка Рагху</text:p>
      <text:p text:style-name="P12"/>
      <text:p text:style-name="P12"><text:bookmark-start text:name="__DdeLink__6168_1784023470"/>तापयन्ति<text:bookmark-end text:name="__DdeLink__6168_1784023470"/> महात्मानम<text:span text:style-name="T12">्</text:span> <text:span text:style-name="T12">अ</text:span>नल-<text:span text:style-name="T12">अ</text:span>गारम<text:span text:style-name="T12">्</text:span> <text:span text:style-name="T12">इ</text:span>व <text:span text:style-name="T12">अ</text:span>नलाः ॥ ४३ ॥</text:p>
      <text:p text:style-name="P14">велик<text:span text:style-name="T46">ого</text:span> духом <text:span text:style-name="T48">как </text:span>огни <text:span text:style-name="T48">жгут место для свящённых огней.</text:span></text:p>
      <text:p text:style-name="P14"/>
      <text:p text:style-name="P14"/>
      <text:p text:style-name="P14"/>
      <text:p text:style-name="P14">शाठ्येन मित्र<text:span text:style-name="T13">म्</text:span> कपटेन धर्म<text:span text:style-name="T13">म्</text:span> पर-<text:span text:style-name="T14">उ</text:span>पतापेन स<text:bookmark-start text:name="__DdeLink__6172_1784023470"/>मृ<text:bookmark-end text:name="__DdeLink__6172_1784023470"/>द्धिभावम् ।</text:p>
      <text:p text:style-name="P15">Обман<text:span text:style-name="T15">ом</text:span> друга, мошеничеств<text:span text:style-name="T15">ом</text:span> <text:span text:style-name="T15">справедливости</text:span>, другого <text:span text:style-name="T50">угнетением</text:span> <text:span text:style-name="T15">благополучия</text:span></text:p>
      <text:p text:style-name="P14">सुखेन विद्या<text:span text:style-name="T13">म्</text:span> परुषेण नारी<text:span text:style-name="T13">म्</text:span> वाञ्छन्ति ये नूनम<text:span text:style-name="T13">्</text:span> <text:span text:style-name="T13">अ</text:span>पण्डिता<text:span text:style-name="T13">स्</text:span> <text:span text:style-name="T13">ते</text:span> ॥</text:p>
      <text:p text:style-name="P15">легко<text:span text:style-name="T15">стью</text:span> знания, грубост<text:span text:style-name="T15">ью</text:span> женщин<text:span text:style-name="T15">ы</text:span> ищут которые, воистину <text:span text:style-name="T50">неумны</text:span> те.</text:p>
      <text:p text:style-name="P15"/>
      <text:p text:style-name="P15"/>
      <text:p text:style-name="P15">विद्या नाम नरस्य रूपम<text:span text:style-name="T15">्</text:span> <text:span text:style-name="T15">अ</text:span>धिक<text:span text:style-name="T15">म्</text:span> प्रच्छन्न-गुप्त<text:span text:style-name="T15">म्</text:span> धन<text:span text:style-name="T15">म्</text:span></text:p>
      <text:p text:style-name="P16"><text:span text:style-name="T51">Под названием з</text:span>нание<text:span text:style-name="T51">м</text:span> <text:s/>человека <text:span text:style-name="T51">высшая форма(красота целовека), </text:span>скрытое и спрятанное сокровище</text:p>
      <text:p text:style-name="P15">विद्या भोगकरा यशः-सुख-करा विद्या गुरूणा<text:span text:style-name="T15">म्</text:span> गुरुः ।</text:p>
      <text:p text:style-name="P17">Знание наслаждение творит, cлаву и счастье, знание – учителей <text:s/>учитель</text:p>
      <text:p text:style-name="P15">विद्या बन्धुजन<text:span text:style-name="T16">ः</text:span> विदेशगमने विद्या परा देवता</text:p>
      <text:p text:style-name="P18">Знание – родный человек в путешествиях по чужим землям, знание – верховное божество</text:p>
      <text:p text:style-name="P15">विद्या राजसु पूज्यते नहि धन<text:span text:style-name="T16">म्</text:span> विद्याविहीनः पशुः ॥</text:p>
      <text:p text:style-name="P18">Знание среди царей почитается, а не богатство. <text:span text:style-name="T52">Лишённый знания - </text:span>животное.</text:p>
      <text:p text:style-name="P14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5:55:00.458158400</meta:creation-date>
    <dc:date>2025-03-28T18:17:32.561097747</dc:date>
    <meta:editing-duration>P3DT18H8M33S</meta:editing-duration>
    <meta:editing-cycles>60</meta:editing-cycles>
    <meta:generator>LibreOffice/7.4.7.2$Linux_X86_64 LibreOffice_project/40$Build-2</meta:generator>
    <meta:document-statistic meta:table-count="0" meta:image-count="0" meta:object-count="0" meta:page-count="3" meta:paragraph-count="98" meta:word-count="811" meta:character-count="4594" meta:non-whitespace-character-count="3856"/>
  </office:meta>
</office:document-meta>
</file>